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364A74B8FFCD9142.png" manifest:media-type="image/png"/>
  <manifest:file-entry manifest:full-path="Pictures/1000000000000556000003002B2CAFB9DA000FA7.png" manifest:media-type="image/png"/>
  <manifest:file-entry manifest:full-path="Pictures/1000000000000556000003004C94733283E80FE4.png" manifest:media-type="image/png"/>
  <manifest:file-entry manifest:full-path="Pictures/100000000000055600000300BBFED05739003DBD.png" manifest:media-type="image/png"/>
  <manifest:file-entry manifest:full-path="Pictures/100000000000055600000300FF93E0F07535E09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ce85" officeooo:paragraph-rsid="0012ce85"/>
    </style:style>
    <style:style style:name="P2" style:family="paragraph" style:parent-style-name="Standard">
      <style:text-properties officeooo:rsid="00156645" officeooo:paragraph-rsid="001566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Figura1" text:anchor-type="paragraph" svg:x="1cm" svg:y="-1.265cm" svg:width="13.16cm" svg:height="7.398cm" draw:z-index="0"><draw:image xlink:href="Pictures/1000000000000556000003004C94733283E80FE4.png" xlink:type="simple" xlink:show="embed" xlink:actuate="onLoad" loext:mime-type="image/png"/></draw:frame><draw:frame draw:style-name="fr2" draw:name="Figura2" text:anchor-type="paragraph" svg:x="1.87cm" svg:y="6.533cm" svg:width="11.61cm" svg:height="6.526cm" draw:z-index="1"><draw:image xlink:href="Pictures/1000000000000556000003002B2CAFB9DA000FA7.png" xlink:type="simple" xlink:show="embed" xlink:actuate="onLoad" loext:mime-type="image/png"/></draw:frame><draw:frame draw:style-name="fr2" draw:name="Figura4" text:anchor-type="paragraph" svg:x="0.471cm" svg:y="13.197cm" svg:width="12.196cm" svg:height="6.856cm" draw:z-index="3"><draw:image xlink:href="Pictures/100000000000055600000300BBFED05739003DBD.png" xlink:type="simple" xlink:show="embed" xlink:actuate="onLoad" loext:mime-type="image/png"/></draw:frame>b</text:p>
      <text:p text:style-name="Standard"/>
      <text:p text:style-name="Standard"/>
      <text:p text:style-name="P1"><draw:frame draw:style-name="fr2" draw:name="Figura3" text:anchor-type="paragraph" svg:x="0.441cm" svg:y="7.465cm" svg:width="12.631cm" svg:height="7.101cm" draw:z-index="2"><draw:image xlink:href="Pictures/100000000000055600000300364A74B8FFCD9142.png" xlink:type="simple" xlink:show="embed" xlink:actuate="onLoad" loext:mime-type="image/png"/></draw:frame><draw:frame draw:style-name="fr1" draw:name="Figura5" text:anchor-type="paragraph" svg:x="0.03cm" svg:y="20.221cm" svg:width="13.303cm" svg:height="7.479cm" draw:z-index="4"><draw:image xlink:href="Pictures/100000000000055600000300FF93E0F07535E096.png" xlink:type="simple" xlink:show="embed" xlink:actuate="onLoad" loext:mime-type="image/png"/></draw:frame>]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2T03:09:06.653000000</meta:creation-date>
    <dc:date>2020-02-22T03:35:07.263000000</dc:date>
    <meta:editing-duration>PT24S</meta:editing-duration>
    <meta:editing-cycles>1</meta:editing-cycles>
    <meta:document-statistic meta:table-count="0" meta:image-count="5" meta:object-count="0" meta:page-count="1" meta:paragraph-count="2" meta:word-count="2" meta:character-count="2" meta:non-whitespace-character-count="2"/>
    <meta:generator>LibreOffice/6.3.0.4$Windows_X86_64 LibreOffice_project/057fc023c990d676a43019934386b85b21a9ee99</meta:generator>
  </office:meta>
</office:document-meta>
</file>